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4.1917in"/>
    </style:style>
    <style:style style:name="co4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  <style:text-properties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T NUMBER</text:p>
          </table:table-cell>
          <table:table-cell office:value-type="string" calcext:value-type="string">
            <text:p>NAME</text:p>
          </table:table-cell>
          <table:table-cell table:style-name="ce4" office:value-type="string" calcext:value-type="string">
            <text:p>/datasheet/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A6132A2</text:p>
          </table:table-cell>
          <table:table-cell table:style-name="Default" office:value-type="string" calcext:value-type="string">
            <text:p>TPA6138A2 DirectPath Headphone Driver With Adjustable Gain</text:p>
          </table:table-cell>
          <table:table-cell office:value-type="string" calcext:value-type="string">
            <text:p>tpa6138a2.pdf</text:p>
          </table:table-cell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PCM1754</text:p>
          </table:table-cell>
          <table:table-cell table:style-name="ce2" office:value-type="string" calcext:value-type="string">
            <text:p>PCM175x 24-Bit, 192-kHz Sampling, Enhanced Multilevel, Delta-Sigma, Audio, Digital-to-Analog Converter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Heiti Std R" svg:font-family="'Adobe Heiti Std R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dobe Heiti Std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3:21:18.459121964</meta:creation-date>
    <meta:generator>LibreOffice/7.3.3.2$Linux_X86_64 LibreOffice_project/30$Build-2</meta:generator>
    <dc:date>2022-05-27T03:45:21.809492535</dc:date>
    <meta:editing-duration>PT13M14S</meta:editing-duration>
    <meta:editing-cycles>2</meta:editing-cycles>
    <meta:document-statistic meta:table-count="1" meta:cell-count="11" meta:object-count="0"/>
  </office:meta>
</office:document-meta>
</file>